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0.7134in"/>
    </style:style>
    <style:style style:name="co8" style:family="table-column">
      <style:table-column-properties fo:break-before="auto" style:column-width="0.5008in"/>
    </style:style>
    <style:style style:name="co9" style:family="table-column">
      <style:table-column-properties fo:break-before="auto" style:column-width="0.454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6689in" svg:height="3.9059in" svg:x="2.8752in" svg:y="0.298in">
            <draw:object draw:notify-on-update-of-ranges="Sheet1.A2:Sheet1.A25 Sheet1.B1:Sheet1.B1 Sheet1.F2:Sheet1.F25 Sheet1.C1:Sheet1.C1 Sheet1.G2:Sheet1.G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dxOR</text:p>
          </table:table-cell>
          <table:table-cell office:value-type="string">
            <text:p>dyOR</text:p>
          </table:table-cell>
          <table:table-cell office:value-type="string">
            <text:p>ncolsOR</text:p>
          </table:table-cell>
          <table:table-cell office:value-type="string">
            <text:p>nrowsOR</text:p>
          </table:table-cell>
          <table:table-cell office:value-type="string">
            <text:p>dxNW</text:p>
          </table:table-cell>
          <table:table-cell office:value-type="string">
            <text:p>dyNW</text:p>
          </table:table-cell>
          <table:table-cell office:value-type="string">
            <text:p>cellsize</text:p>
          </table:table-cell>
          <table:table-cell office:value-type="string">
            <text:p>ncolsNW</text:p>
          </table:table-cell>
          <table:table-cell office:value-type="string">
            <text:p>nrowsNW</text:p>
          </table:table-cell>
          <table:table-cell office:value-type="string">
            <text:p>ncell</text:p>
          </table:table-cell>
          <table:table-cell office:value-type="string">
            <text:p>nskip</text:p>
          </table:table-cell>
        </table:table-row>
        <table:table-row table:style-name="ro1">
          <table:table-cell office:value-type="string">
            <text:p>ingv_echam4</text:p>
          </table:table-cell>
          <table:table-cell office:value-type="float" office:value="1.125">
            <text:p>1.125</text:p>
          </table:table-cell>
          <table:table-cell office:value-type="float" office:value="1.121276974">
            <text:p>1.121276974</text:p>
          </table:table-cell>
          <table:table-cell office:value-type="float" office:value="320">
            <text:p>320</text:p>
          </table:table-cell>
          <table:table-cell office:value-type="float" office:value="160">
            <text:p>160</text:p>
          </table:table-cell>
          <table:table-cell table:number-columns-repeated="3" office:value-type="float" office:value="1.125">
            <text:p>1.125</text:p>
          </table:table-cell>
          <table:table-cell office:value-type="float" office:value="320">
            <text:p>320</text:p>
          </table:table-cell>
          <table:table-cell office:value-type="float" office:value="160">
            <text:p>160</text:p>
          </table:table-cell>
          <table:table-cell office:value-type="float" office:value="51200">
            <text:p>512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roc3_2_hires</text:p>
          </table:table-cell>
          <table:table-cell office:value-type="float" office:value="1.125">
            <text:p>1.125</text:p>
          </table:table-cell>
          <table:table-cell office:value-type="float" office:value="1.121276974">
            <text:p>1.121276974</text:p>
          </table:table-cell>
          <table:table-cell office:value-type="float" office:value="320">
            <text:p>320</text:p>
          </table:table-cell>
          <table:table-cell office:value-type="float" office:value="160">
            <text:p>160</text:p>
          </table:table-cell>
          <table:table-cell table:number-columns-repeated="3" office:value-type="float" office:value="1.125">
            <text:p>1.125</text:p>
          </table:table-cell>
          <table:table-cell office:value-type="float" office:value="320">
            <text:p>320</text:p>
          </table:table-cell>
          <table:table-cell office:value-type="float" office:value="160">
            <text:p>160</text:p>
          </table:table-cell>
          <table:table-cell office:value-type="float" office:value="51200">
            <text:p>512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ukmo_hadgem1</text:p>
          </table:table-cell>
          <table:table-cell office:value-type="float" office:value="1.875">
            <text:p>1.875</text:p>
          </table:table-cell>
          <table:table-cell office:value-type="float" office:value="1.25">
            <text:p>1.25</text:p>
          </table:table-cell>
          <table:table-cell office:value-type="float" office:value="192">
            <text:p>192</text:p>
          </table:table-cell>
          <table:table-cell office:value-type="float" office:value="145">
            <text:p>145</text:p>
          </table:table-cell>
          <table:table-cell office:value-type="float" office:value="1.875">
            <text:p>1.875</text:p>
          </table:table-cell>
          <table:table-cell table:number-columns-repeated="2" office:value-type="float" office:value="1.24137931">
            <text:p>1.24137931</text:p>
          </table:table-cell>
          <table:table-cell office:value-type="float" office:value="290">
            <text:p>290</text:p>
          </table:table-cell>
          <table:table-cell office:value-type="float" office:value="145">
            <text:p>145</text:p>
          </table:table-cell>
          <table:table-cell office:value-type="float" office:value="42050">
            <text:p>4205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car_ccsm3_0</text:p>
          </table:table-cell>
          <table:table-cell office:value-type="float" office:value="1.40625">
            <text:p>1.40625</text:p>
          </table:table-cell>
          <table:table-cell office:value-type="float" office:value="1.400436777">
            <text:p>1.400436777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table:number-columns-repeated="3" office:value-type="float" office:value="1.40625">
            <text:p>1.40625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32768">
            <text:p>3276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siro_mk3_0</text:p>
          </table:table-cell>
          <table:table-cell office:value-type="float" office:value="1.875">
            <text:p>1.875</text:p>
          </table:table-cell>
          <table:table-cell office:value-type="float" office:value="1.864677831">
            <text:p>1.864677831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table:number-columns-repeated="3" office:value-type="float" office:value="1.875">
            <text:p>1.875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float" office:value="18432">
            <text:p>184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siro_mk3_5</text:p>
          </table:table-cell>
          <table:table-cell office:value-type="float" office:value="1.875">
            <text:p>1.875</text:p>
          </table:table-cell>
          <table:table-cell office:value-type="float" office:value="1.864677831">
            <text:p>1.864677831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table:number-columns-repeated="3" office:value-type="float" office:value="1.875">
            <text:p>1.875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float" office:value="18432">
            <text:p>184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i_echam5</text:p>
          </table:table-cell>
          <table:table-cell office:value-type="float" office:value="1.875">
            <text:p>1.875</text:p>
          </table:table-cell>
          <table:table-cell office:value-type="float" office:value="1.864673655">
            <text:p>1.864673655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table:number-columns-repeated="3" office:value-type="float" office:value="1.875">
            <text:p>1.875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float" office:value="18432">
            <text:p>184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fdl_cm2_0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90">
            <text:p>90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16200">
            <text:p>162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fdl_cm2_1</text:p>
          </table:table-cell>
          <table:table-cell table:number-columns-repeated="2"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90">
            <text:p>90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16200">
            <text:p>162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ukmo_hadcm3</text:p>
          </table:table-cell>
          <table:table-cell office:value-type="float" office:value="3.75">
            <text:p>3.75</text:p>
          </table:table-cell>
          <table:table-cell office:value-type="float" office:value="2.5">
            <text:p>2.5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2.465753425">
            <text:p>2.465753425</text:p>
          </table:table-cell>
          <table:table-cell office:value-type="float" office:value="146">
            <text:p>146</text:p>
          </table:table-cell>
          <table:table-cell office:value-type="float" office:value="73">
            <text:p>73</text:p>
          </table:table-cell>
          <table:table-cell office:value-type="float" office:value="10658">
            <text:p>1065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psl_cm4</text:p>
          </table:table-cell>
          <table:table-cell office:value-type="float" office:value="3.75">
            <text:p>3.75</text:p>
          </table:table-cell>
          <table:table-cell office:value-type="float" office:value="2.535211268">
            <text:p>2.535211268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office:value-type="float" office:value="10368">
            <text:p>1036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ccr_bcm2_0</text:p>
          </table:table-cell>
          <table:table-cell office:value-type="float" office:value="2.8125">
            <text:p>2.8125</text:p>
          </table:table-cell>
          <table:table-cell office:value-type="float" office:value="2.789326986">
            <text:p>2.789326986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3" office:value-type="float" office:value="2.8125">
            <text:p>2.8125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ccma_cgcm3_1_t63</text:p>
          </table:table-cell>
          <table:table-cell office:value-type="float" office:value="2.8125">
            <text:p>2.8125</text:p>
          </table:table-cell>
          <table:table-cell office:value-type="float" office:value="2.789326947">
            <text:p>2.789326947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3" office:value-type="float" office:value="2.8125">
            <text:p>2.8125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nrm_cm3</text:p>
          </table:table-cell>
          <table:table-cell office:value-type="float" office:value="2.8125">
            <text:p>2.8125</text:p>
          </table:table-cell>
          <table:table-cell office:value-type="float" office:value="2.789326947">
            <text:p>2.789326947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3" office:value-type="float" office:value="2.8125">
            <text:p>2.8125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roc3_2_medres</text:p>
          </table:table-cell>
          <table:table-cell office:value-type="float" office:value="2.8125">
            <text:p>2.8125</text:p>
          </table:table-cell>
          <table:table-cell office:value-type="float" office:value="2.789326947">
            <text:p>2.789326947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3" office:value-type="float" office:value="2.8125">
            <text:p>2.8125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ri_cgcm2_3_2a</text:p>
          </table:table-cell>
          <table:table-cell office:value-type="float" office:value="2.8125">
            <text:p>2.8125</text:p>
          </table:table-cell>
          <table:table-cell office:value-type="float" office:value="2.789326947">
            <text:p>2.789326947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3" office:value-type="float" office:value="2.8125">
            <text:p>2.8125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car_pcm1</text:p>
          </table:table-cell>
          <table:table-cell office:value-type="float" office:value="2.8125">
            <text:p>2.8125</text:p>
          </table:table-cell>
          <table:table-cell office:value-type="float" office:value="2.789326947">
            <text:p>2.789326947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3" office:value-type="float" office:value="2.8125">
            <text:p>2.8125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iss_ao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7200">
            <text:p>72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ap_fgoals1_0_g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2.8125">
            <text:p>2.8125</text:p>
          </table:table-cell>
          <table:table-cell office:value-type="float" office:value="3">
            <text:p>3</text:p>
          </table:table-cell>
          <table:table-cell office:value-type="float" office:value="2.8125">
            <text:p>2.8125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ccma_cgcm3_1_t47</text:p>
          </table:table-cell>
          <table:table-cell office:value-type="float" office:value="3.75">
            <text:p>3.75</text:p>
          </table:table-cell>
          <table:table-cell office:value-type="float" office:value="3.708897641">
            <text:p>3.708897641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table:number-columns-repeated="3" office:value-type="float" office:value="3.75">
            <text:p>3.75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4608">
            <text:p>460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ub_echo_g</text:p>
          </table:table-cell>
          <table:table-cell office:value-type="float" office:value="3.75">
            <text:p>3.75</text:p>
          </table:table-cell>
          <table:table-cell office:value-type="float" office:value="3.708897692">
            <text:p>3.708897692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table:number-columns-repeated="3" office:value-type="float" office:value="3.75">
            <text:p>3.75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4608">
            <text:p>460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iss_model_eh</text:p>
          </table:table-cell>
          <table:table-cell table:number-columns-repeated="2"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number-columns-repeated="2" office:value-type="float" office:value="3.913043478">
            <text:p>3.913043478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float" office:value="4232">
            <text:p>423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iss_model_er</text:p>
          </table:table-cell>
          <table:table-cell table:number-columns-repeated="2"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number-columns-repeated="2" office:value-type="float" office:value="3.913043478">
            <text:p>3.913043478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float" office:value="4232">
            <text:p>423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m_cm3_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4050">
            <text:p>4050</text:p>
          </table:table-cell>
          <table:table-cell office:value-type="float" office:value="7">
            <text:p>7</text:p>
          </table:table-cell>
        </table:table-row>
      </table:table>
      <table:database-ranges>
        <table:database-range table:name="__Anonymous_Sheet_DB__0" table:target-range-address="Sheet1.A1:Sheet1.L25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3/05/2013</text:date>, <text:time>22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5T22:00:13</dc:date>
    <dc:creator>jramirez </dc:creator>
    <meta:document-statistic meta:table-count="1" meta:cell-count="300" meta:object-count="1"/>
    <meta:generator>LibreOffice/3.4$Linu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8cm" svg:height="9.922cm" xlink:href=".." xlink:type="simple" chart:class="chart:bar" chart:column-mapping="0" chart:style-name="ch1">
        <chart:legend chart:legend-position="end" svg:x="17.851cm" svg:y="4.413cm" style:legend-expansion="high" chart:style-name="ch2"/>
        <chart:plot-area chart:style-name="ch3" table:cell-range-address="Sheet1.A2:Sheet1.A25 Sheet1.B1:Sheet1.C1 Sheet1.F2:Sheet1.G25" chart:data-source-has-labels="both" svg:x="0.839cm" svg:y="0.927cm" svg:width="16.235cm" svg:height="8.377cm">
          <chartooo:coordinate-region svg:x="1.275cm" svg:y="1.126cm" svg:width="15.799cm" svg:height="4.647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Sheet1.F2:Sheet1.F25" chart:label-cell-address="Sheet1.B1:Sheet1.B1" chart:class="chart:bar">
            <chart:data-point chart:repeated="24"/>
          </chart:series>
          <chart:series chart:style-name="ch8" chart:values-cell-range-address="Sheet1.G2:Sheet1.G25" chart:label-cell-address="Sheet1.C1:Sheet1.C1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xOR</text:p>
                <draw:g>
                  <svg:desc>Sheet1.B1:Sheet1.B1</svg:desc>
                </draw:g>
              </table:table-cell>
              <table:table-cell office:value-type="string">
                <text:p>dyO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gv_echam4</text:p>
                <draw:g>
                  <svg:desc>Sheet1.A2:Sheet1.A25</svg:desc>
                </draw:g>
              </table:table-cell>
              <table:table-cell office:value-type="float" office:value="1.125">
                <text:p>1.125</text:p>
                <draw:g>
                  <svg:desc>Sheet1.F2:Sheet1.F25</svg:desc>
                </draw:g>
              </table:table-cell>
              <table:table-cell office:value-type="float" office:value="1.125">
                <text:p>1.125</text:p>
                <draw:g>
                  <svg:desc>Sheet1.G2:Sheet1.G25</svg:desc>
                </draw:g>
              </table:table-cell>
            </table:table-row>
            <table:table-row>
              <table:table-cell office:value-type="string">
                <text:p>miroc3_2_hires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ukmo_hadgem1</text:p>
              </table:table-cell>
              <table:table-cell office:value-type="float" office:value="1.875">
                <text:p>1.875</text:p>
              </table:table-cell>
              <table:table-cell office:value-type="float" office:value="1.24137931">
                <text:p>1.24137931</text:p>
              </table:table-cell>
            </table:table-row>
            <table:table-row>
              <table:table-cell office:value-type="string">
                <text:p>ncar_ccsm3_0</text:p>
              </table:table-cell>
              <table:table-cell office:value-type="float" office:value="1.40625">
                <text:p>1.40625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csiro_mk3_0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csiro_mk3_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mpi_echam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gfdl_cm2_0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fdl_cm2_1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kmo_hadcm3</text:p>
              </table:table-cell>
              <table:table-cell office:value-type="float" office:value="3.75">
                <text:p>3.75</text:p>
              </table:table-cell>
              <table:table-cell office:value-type="float" office:value="2.465753425">
                <text:p>2.465753425</text:p>
              </table:table-cell>
            </table:table-row>
            <table:table-row>
              <table:table-cell office:value-type="string">
                <text:p>ipsl_cm4</text:p>
              </table:table-cell>
              <table:table-cell office:value-type="float" office:value="3.75">
                <text:p>3.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bccr_bcm2_0</text:p>
              </table:table-cell>
              <table:table-cell office:value-type="float" office:value="2.8125">
                <text:p>2.812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cccma_cgcm3_1_t63</text:p>
              </table:table-cell>
              <table:table-cell office:value-type="float" office:value="2.8125">
                <text:p>2.812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cnrm_cm3</text:p>
              </table:table-cell>
              <table:table-cell office:value-type="float" office:value="2.8125">
                <text:p>2.812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miroc3_2_medres</text:p>
              </table:table-cell>
              <table:table-cell office:value-type="float" office:value="2.8125">
                <text:p>2.812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mri_cgcm2_3_2a</text:p>
              </table:table-cell>
              <table:table-cell office:value-type="float" office:value="2.8125">
                <text:p>2.812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ncar_pcm1</text:p>
              </table:table-cell>
              <table:table-cell office:value-type="float" office:value="2.8125">
                <text:p>2.812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giss_aom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ap_fgoals1_0_g</text:p>
              </table:table-cell>
              <table:table-cell office:value-type="float" office:value="2.8125">
                <text:p>2.8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ccma_cgcm3_1_t47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miub_echo_g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giss_model_eh</text:p>
              </table:table-cell>
              <table:table-cell office:value-type="float" office:value="5">
                <text:p>5</text:p>
              </table:table-cell>
              <table:table-cell office:value-type="float" office:value="3.913043478">
                <text:p>3.913043478</text:p>
              </table:table-cell>
            </table:table-row>
            <table:table-row>
              <table:table-cell office:value-type="string">
                <text:p>giss_model_er</text:p>
              </table:table-cell>
              <table:table-cell office:value-type="float" office:value="5">
                <text:p>5</text:p>
              </table:table-cell>
              <table:table-cell office:value-type="float" office:value="3.913043478">
                <text:p>3.913043478</text:p>
              </table:table-cell>
            </table:table-row>
            <table:table-row>
              <table:table-cell office:value-type="string">
                <text:p>inm_cm3_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